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9.08mm"/>
    </style:style>
    <style:style style:name="co2" style:family="table-column">
      <style:table-column-properties fo:break-before="auto" style:column-width="28.7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sulfuric_acid</text:p>
          </table:table-cell>
          <table:table-cell office:value-type="string" calcext:value-type="string">
            <text:p>bisulfate_ion</text:p>
          </table:table-cell>
          <table:table-cell office:value-type="string" calcext:value-type="string">
            <text:p>dimethylamine</text:p>
          </table:table-cell>
          <table:table-cell office:value-type="string" calcext:value-type="string">
            <text:p>proton</text:p>
          </table:table-cell>
          <table:table-cell/>
        </table:table-row>
        <table:table-row table:style-name="ro1">
          <table:table-cell office:value-type="string" calcext:value-type="string">
            <text:p>name: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office:value-type="string" calcext:value-type="string">
            <text:p>charge: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rresponding_neutral_molecule: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corresponding_negative_ion: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corresponding_positive_ion: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D1P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mass_[g/mol]:</text:p>
          </table:table-cell>
          <table:table-cell office:value-type="string" calcext:value-type="string">
            <text:p>98.08</text:p>
          </table:table-cell>
          <table:table-cell office:value-type="string" calcext:value-type="string">
            <text:p>97.08</text:p>
          </table:table-cell>
          <table:table-cell office:value-type="string" calcext:value-type="string">
            <text:p>45.08</text:p>
          </table:table-cell>
          <table:table-cell office:value-type="string" calcext:value-type="string">
            <text:p>1.00</text:p>
          </table:table-cell>
          <table:table-cell/>
        </table:table-row>
        <table:table-row table:style-name="ro1">
          <table:table-cell office:value-type="string" calcext:value-type="string">
            <text:p>density_[kg/m**3]:</text:p>
          </table:table-cell>
          <table:table-cell table:number-columns-repeated="2" office:value-type="string" calcext:value-type="string">
            <text:p>1830.0</text:p>
          </table:table-cell>
          <table:table-cell office:value-type="string" calcext:value-type="string">
            <text:p>680.0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base_strength: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string" calcext:value-type="string">
            <text:p>acid_strength: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########################################################################################################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_Electrically neutral clusters: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1-4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-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-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-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-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#_Criteria_for_growing_out_of_the_simulation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ut_neutral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#######################################################################################################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_Negative_clusters: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0-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-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-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-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-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_Criteria_for_growing_out_of_the_simulation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ut_negativ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#######################################################################################################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_Positive_clusters: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1-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-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-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-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-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#_Criteria_for_growing_out_of_the_simulation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ut_positiv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########################################################################################################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i" fo:country="FI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6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ri Clusius</meta:initial-creator>
    <meta:creation-date>2022-02-16T21:20:18.701636987</meta:creation-date>
    <dc:date>2022-02-16T21:43:46.875754249</dc:date>
    <dc:creator>Petri Clusius</dc:creator>
    <meta:editing-duration>PT3M8S</meta:editing-duration>
    <meta:editing-cycles>1</meta:editing-cycles>
    <meta:document-statistic meta:table-count="1" meta:cell-count="135" meta:object-count="0"/>
    <meta:generator>LibreOffice/6.0.7.3$Linux_X86_64 LibreOffice_project/00m0$Build-3</meta:generator>
  </office:meta>
</office:document-meta>
</file>